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inion-pro" svg:font-family="minion-pro, Georgia, serif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0.5pt" style:font-size-asian="10.5pt" style:font-size-complex="10.5pt"/>
    </style:style>
    <style:style style:name="P2" style:family="paragraph" style:parent-style-name="BODY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color="#000000" style:font-name="Georgia" fo:font-size="10.5pt" style:font-size-asian="10.5pt" style:font-size-complex="10.5pt"/>
    </style:style>
    <style:style style:name="P3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000000" style:font-name="Georgia" fo:font-size="10.5pt" fo:letter-spacing="normal" fo:language="zxx" fo:country="none" fo:font-style="normal" fo:font-weight="normal" fo:background-color="transparent" style:font-name-asian="Georgia" style:font-size-asian="10.5pt" style:language-asian="zxx" style:country-asian="none" style:font-name-complex="Georgia" style:font-size-complex="10.5pt" style:language-complex="zxx" style:country-complex="none"/>
    </style:style>
    <style:style style:name="P4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3b3d40" style:font-name="Georgia" fo:font-size="10.5pt" fo:letter-spacing="normal" fo:font-style="normal" fo:font-weight="normal" style:font-size-asian="10.5pt" style:font-size-complex="10.5pt"/>
    </style:style>
    <style:style style:name="P5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3b3d40" style:font-name="Georgia" fo:font-size="10.5pt" fo:letter-spacing="normal" fo:font-style="normal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margin-top="0in" fo:margin-bottom="0in" fo:line-height="100%" fo:text-align="start" style:justify-single-word="false"/>
      <style:text-properties fo:font-variant="normal" fo:text-transform="none" fo:color="#3b3d40" style:font-name="Georgia" fo:font-size="10.5pt" fo:letter-spacing="normal" fo:font-style="normal" fo:font-weight="bold" style:font-size-asian="10.5pt" style:font-size-complex="10.5pt"/>
    </style:style>
    <style:style style:name="P7" style:family="paragraph" style:parent-style-name="Standard">
      <style:paragraph-properties fo:margin-top="0in" fo:margin-bottom="0in" fo:line-height="100%" fo:text-align="start" style:justify-single-word="false"/>
      <style:text-properties fo:font-size="10.5pt" style:font-size-asian="10.5pt" style:font-size-complex="10.5pt"/>
    </style:style>
    <style:style style:name="P8" style:family="paragraph" style:parent-style-name="Standard">
      <style:paragraph-properties fo:margin-top="0in" fo:margin-bottom="0in" fo:line-height="100%" fo:text-align="start" style:justify-single-word="false"/>
      <style:text-properties fo:color="#000000" style:font-name="Georgia" fo:font-size="10.5pt" style:font-size-asian="10.5pt" style:font-size-complex="10.5pt"/>
    </style:style>
    <style:style style:name="P9" style:family="paragraph" style:parent-style-name="BODY" style:master-page-name="Standard">
      <style:paragraph-properties fo:margin-left="0in" fo:margin-right="0in" fo:margin-top="0in" fo:margin-bottom="0in" fo:line-height="100%" fo:text-align="center" style:justify-single-word="false" fo:text-indent="0in" style:auto-text-indent="false" style:page-number="auto" style:text-autospace="none" style:writing-mode="lr-tb"/>
      <style:text-properties fo:color="#000000" style:font-name="Georgia" fo:font-size="14pt" fo:language="zxx" fo:country="none" fo:font-weight="bold" style:font-name-asian="Georgia" style:font-size-asian="14pt" style:language-asian="zxx" style:country-asian="none" style:font-weight-asian="bold" style:font-name-complex="Georgia" style:font-size-complex="14pt" style:language-complex="zxx" style:country-complex="none" style:font-weight-complex="bold"/>
    </style:style>
    <style:style style:name="P10" style:family="paragraph" style:parent-style-name="BODY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</style:style>
    <style:style style:name="P11" style:family="paragraph" style:parent-style-name="_5b_Normal_5d_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/>
      <style:text-properties fo:color="#000000" style:font-name="Georgia" fo:font-size="10.5pt" fo:language="zxx" fo:country="none" fo:font-weight="bold" style:font-name-asian="Georgia" style:font-size-asian="10.5pt" style:language-asian="zxx" style:country-asian="none" style:font-weight-asian="bold" style:font-name-complex="Georgia" style:font-size-complex="10.5pt" style:language-complex="zxx" style:country-complex="none" style:font-weight-complex="bold"/>
    </style:style>
    <style:style style:name="P12" style:family="paragraph" style:parent-style-name="_5b_Normal_5d_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color="#000000" style:font-name="Georgia" fo:font-size="10.5pt" style:font-size-asian="10.5pt" style:font-size-complex="10.5pt"/>
    </style:style>
    <style:style style:name="P13" style:family="paragraph" style:parent-style-name="_5b_Normal_5d_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/>
      <style:text-properties fo:color="#000000" style:font-name="Georgia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Georgia" fo:language="zxx" fo:country="none" fo:font-weight="bold" fo:background-color="transparent" style:font-name-asian="Georgia" style:language-asian="zxx" style:country-asian="none" style:font-weight-asian="bold" style:font-name-complex="Georgia" style:language-complex="zxx" style:country-complex="none" style:font-weight-complex="bold"/>
    </style:style>
    <style:style style:name="T4" style:family="text">
      <style:text-properties fo:color="#000000" style:font-name="Georgia" fo:language="zxx" fo:country="none" fo:background-color="transparent" style:font-name-asian="Georgia" style:language-asian="zxx" style:country-asian="none" style:font-name-complex="Georgia" style:language-complex="zxx" style:country-complex="none"/>
    </style:style>
    <style:style style:name="T5" style:family="text">
      <style:text-properties fo:color="#000000" style:font-name="Georgia" fo:font-size="10.5pt" fo:language="zxx" fo:country="none" fo:font-weight="bold" style:font-name-asian="Georgia" style:font-size-asian="10.5pt" style:language-asian="zxx" style:country-asian="none" style:font-weight-asian="bold" style:font-name-complex="Georgia" style:font-size-complex="10.5pt" style:language-complex="zxx" style:country-complex="none" style:font-weight-complex="bold"/>
    </style:style>
    <style:style style:name="T6" style:family="text">
      <style:text-properties fo:color="#000000" style:font-name="Georgia" fo:font-size="10.5pt" fo:language="zxx" fo:country="none" style:font-name-asian="Georgia" style:font-size-asian="10.5pt" style:language-asian="zxx" style:country-asian="none" style:font-name-complex="Georgia" style:font-size-complex="10.5pt" style:language-complex="zxx" style:country-complex="none"/>
    </style:style>
    <style:style style:name="T7" style:family="text">
      <style:text-properties fo:color="#000000" style:font-name="Georgia" fo:font-size="10.5pt" fo:language="none" fo:country="none" style:font-name-asian="Georgia" style:font-size-asian="10.5pt" style:language-asian="none" style:country-asian="none" style:font-name-complex="Georgia" style:font-size-complex="10.5pt" style:language-complex="none" style:country-complex="none"/>
    </style:style>
    <style:style style:name="T8" style:family="text">
      <style:text-properties fo:color="#000000" style:font-name="Georgia" fo:font-size="10.5pt" fo:language="en" fo:country="US" style:font-name-asian="Georgia" style:font-size-asian="10.5pt" style:language-asian="none" style:country-asian="none" style:font-name-complex="Georgia" style:font-size-complex="10.5pt" style:language-complex="none" style:country-complex="none"/>
    </style:style>
    <style:style style:name="T9" style:family="text">
      <style:text-properties fo:color="#000000" fo:language="zxx" fo:country="none" style:font-name-asian="Georgia" style:language-asian="zxx" style:country-asian="none" style:font-name-complex="Georgia" style:language-complex="zxx" style:country-complex="none"/>
    </style:style>
    <style:style style:name="T10" style:family="text">
      <style:text-properties fo:color="#000000" fo:font-weight="normal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font-name="Georgia" fo:font-size="12pt" fo:language="none" fo:country="none" style:font-name-asian="Georgia" style:font-size-asian="12pt" style:language-asian="none" style:country-asian="none" style:font-name-complex="Georgia" style:font-size-complex="12pt" style:language-complex="none" style:country-complex="none"/>
    </style:style>
    <style:style style:name="T15" style:family="text">
      <style:text-properties style:font-name="Georgia" fo:language="zxx" fo:country="none" fo:font-weight="bold" fo:background-color="transparent" style:font-name-asian="Georgia" style:language-asian="zxx" style:country-asian="none" style:font-weight-asian="bold" style:font-name-complex="Georgia" style:language-complex="zxx" style:country-complex="none" style:font-weight-complex="bold"/>
    </style:style>
    <style:style style:name="T16" style:family="text">
      <style:text-properties style:font-name="Georgia" fo:language="zxx" fo:country="none" fo:background-color="transparent" style:font-name-asian="Georgia" style:language-asian="zxx" style:country-asian="none" style:font-name-complex="Georgia" style:language-complex="zxx" style:country-complex="none"/>
    </style:style>
    <style:style style:name="T17" style:family="text">
      <style:text-properties style:font-name="Georgia" fo:font-size="10.5pt" style:font-size-asian="10.5pt" style:font-size-complex="10.5pt"/>
    </style:style>
    <style:style style:name="T18" style:family="text">
      <style:text-properties style:font-name="Georgia" fo:font-size="10.5pt" fo:language="none" fo:country="none" style:font-name-asian="Georgia" style:font-size-asian="10.5pt" style:language-asian="none" style:country-asian="none" style:font-name-complex="Georgia" style:font-size-complex="10.5pt" style:language-complex="none" style:country-complex="none"/>
    </style:style>
    <style:style style:name="T19" style:family="text">
      <style:text-properties style:font-name="Georgia" fo:font-size="10.5pt" fo:font-weight="bold" style:font-size-asian="10.5pt" style:font-weight-asian="bold" style:font-size-complex="10.5pt" style:font-weight-complex="bold"/>
    </style:style>
    <style:style style:name="T20" style:family="text">
      <style:text-properties fo:color="#545454" style:font-name="Georgia" fo:font-size="10.5pt" fo:language="none" fo:country="none" fo:font-style="italic" style:font-name-asian="Georgia" style:font-size-asian="10.5pt" style:language-asian="none" style:country-asian="none" style:font-style-asian="italic" style:font-name-complex="Georgia" style:font-size-complex="10.5pt" style:language-complex="none" style:country-complex="none" style:font-style-complex="italic"/>
    </style:style>
    <style:style style:name="T21" style:family="text">
      <style:text-properties fo:language="zxx" fo:country="none" style:font-name-asian="Georgia" style:language-asian="zxx" style:country-asian="none" style:font-name-complex="Georgia" style:language-complex="zxx" style:country-complex="none"/>
    </style:style>
    <style:style style:name="T22" style:family="text">
      <style:text-properties fo:language="zxx" fo:country="none" fo:font-weight="bold" style:font-name-asian="Georgia" style:language-asian="zxx" style:country-asian="none" style:font-weight-asian="bold" style:font-name-complex="Georgia" style:language-complex="zxx" style:country-complex="none" style:font-weight-complex="bold"/>
    </style:style>
    <style:style style:name="T23" style:family="text">
      <style:text-properties fo:color="#222222" fo:font-weight="normal"/>
    </style:style>
    <style:style style:name="T24" style:family="text">
      <style:text-properties fo:font-variant="normal" fo:text-transform="none" fo:color="#000000" style:font-name="Georgia" fo:letter-spacing="normal" fo:language="zxx" fo:country="none" fo:font-style="normal" fo:font-weight="bold" style:font-name-asian="Georgia" style:language-asian="zxx" style:country-asian="none" style:font-weight-asian="bold" style:font-name-complex="Georgia" style:language-complex="zxx" style:country-complex="none" style:font-weight-complex="bold"/>
    </style:style>
    <style:style style:name="T25" style:family="text">
      <style:text-properties fo:font-variant="normal" fo:text-transform="none" fo:color="#000000" style:font-name="Georgia" fo:letter-spacing="normal" fo:language="zxx" fo:country="none" fo:font-style="normal" fo:font-weight="bold" fo:background-color="transparent" style:font-name-asian="Georgia" style:language-asian="zxx" style:country-asian="none" style:font-weight-asian="bold" style:font-name-complex="Georgia" style:language-complex="zxx" style:country-complex="none" style:font-weight-complex="bold"/>
    </style:style>
    <style:style style:name="T26" style:family="text">
      <style:text-properties fo:font-variant="normal" fo:text-transform="none" fo:color="#000000" style:font-name="Georgia" fo:letter-spacing="normal" fo:language="zxx" fo:country="none" fo:font-style="normal" fo:font-weight="normal" style:font-name-asian="Georgia" style:language-asian="zxx" style:country-asian="none" style:font-name-complex="Georgia" style:language-complex="zxx" style:country-complex="none"/>
    </style:style>
    <style:style style:name="T27" style:family="text">
      <style:text-properties fo:font-variant="normal" fo:text-transform="none" fo:color="#000000" style:font-name="Georgia" fo:letter-spacing="normal" fo:language="zxx" fo:country="none" fo:font-style="normal" fo:font-weight="normal" fo:background-color="transparent" style:font-name-asian="Georgia" style:language-asian="zxx" style:country-asian="none" style:font-name-complex="Georgia" style:language-complex="zxx" style:country-complex="none"/>
    </style:style>
    <style:style style:name="T28" style:family="text">
      <style:text-properties fo:font-variant="normal" fo:text-transform="none" fo:letter-spacing="normal" fo:language="zxx" fo:country="none" fo:font-style="normal" fo:font-weight="normal" style:font-name-asian="Georgia" style:language-asian="zxx" style:country-asian="none" style:font-name-complex="Georgia" style:language-complex="zxx" style:country-complex="none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color="#208080" style:font-name="Georgia" fo:font-size="12pt" fo:language="none" fo:country="none" style:font-name-asian="Georgia" style:font-size-asian="12pt" style:language-asian="none" style:country-asian="none" style:font-name-complex="Georgia" style:font-size-complex="12pt" style:language-complex="none" style:country-complex="none"/>
    </style:style>
    <style:style style:name="T31" style:family="text">
      <style:text-properties fo:color="#208080" style:font-name="Georgia" fo:font-size="10.5pt" fo:language="none" fo:country="none" style:font-name-asian="Georgia" style:font-size-asian="10.5pt" style:language-asian="none" style:country-asian="none" style:font-name-complex="Georgia" style:font-size-complex="10.5pt" style:language-complex="none" style:country-complex="none"/>
    </style:style>
    <style:style style:name="T32" style:family="text">
      <style:text-properties fo:color="#bf3030" style:font-name="Georgia" fo:font-size="12pt" fo:language="none" fo:country="none" style:font-name-asian="Georgia" style:font-size-asian="12pt" style:language-asian="none" style:country-asian="none" style:font-name-complex="Georgia" style:font-size-complex="12pt" style:language-complex="none" style:country-complex="none"/>
    </style:style>
    <style:style style:name="T33" style:family="text">
      <style:text-properties fo:color="#bf3030" style:font-name="Georgia" fo:font-size="10.5pt" fo:language="none" fo:country="none" style:font-name-asian="Georgia" style:font-size-asian="10.5pt" style:language-asian="none" style:country-asian="none" style:font-name-complex="Georgia" style:font-size-complex="10.5pt" style:language-complex="none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hat Woman Jezebel</text:p>
      <text:p text:style-name="P11"/>
      <text:p text:style-name="P1"><text:span text:style-name="T1">Read:</text:span> Revelation 2:18-28</text:p>
      <text:p text:style-name="Standard"><text:span text:style-name="T19">Text:</text:span><text:span text:style-name="T17"> </text:span><text:span text:style-name="T7">Revelation 2:23 “...all the churches shall know that I am he which searcheth the reins and hearts</text:span><text:span text:style-name="T8">...”</text:span></text:p>
      <text:p text:style-name="P4"><text:span text:style-name="T1">Introduction:</text:span> <text:s/>What do you think of when you think of Jezebel? <text:s/>Many think of a woman with excessive make-up. <text:s/>We think of a woman filled with vanity and that she was. <text:s/>She was much more evil than just a pretty face. <text:s/>Her vanity was probably one of her lesser sins. <text:s/>The church at Thyatira is honored for her <text:span text:style-name="T9">charity, and service, and faith, patience, and <text:s/>works. <text:s/>Jesus has a few issues with this church and they all are wrapped up in a woman that is best represented by the Old Testament personality found in Jezebel. <text:s/></text:span></text:p>
      <text:p text:style-name="P4"><text:span text:style-name="T9"/></text:p>
      <text:p text:style-name="P7"><text:span text:style-name="T24">Who was Jezebel?</text:span><text:span text:style-name="T26"> <text:s/>After Elijah had destroyed the false worship <text:s/>and killed all of the 950 prophets and leaders of Baal worship it was Jezebel, that, with one threat sent him running in fear. <text:s/></text:span><text:span text:style-name="T27">Jezebel served Baal, and worshipped him. </text:span><text:span text:style-name="T25">(idolatry) <text:s/></text:span><text:span text:style-name="T4">Jezebel cut off the prophets of the LORD. </text:span><text:span text:style-name="T3">(tried to starve them to death) <text:s/></text:span><text:span text:style-name="T4">Jezebel slew the prophets of the LORD. <text:s/></text:span><text:span text:style-name="T3">(murder) <text:s/></text:span><text:span text:style-name="T4">Jezebel fed the prophets of Baal and the prophets of the groves. <text:s/></text:span><text:span text:style-name="T3">(supporting idolatry)</text:span><text:span text:style-name="T4"> <text:s/>Jezebel sent a threatening messenger unto Elijah. <text:s/></text:span><text:span text:style-name="T3">(terrorism) <text:s/></text:span><text:span text:style-name="T4">Jezebel </text:span><text:span text:style-name="T16">gave the vineyard of Naboth the Jezreelite to Ahab. <text:s/></text:span><text:span text:style-name="T15">(purjury, theft &amp; murder) <text:s/></text:span><text:span text:style-name="T4">Jezebel </text:span><text:span text:style-name="T16">stirred up wickedness. <text:s text:c="2"/>Jezebel painted her face, and tired her head. <text:s/></text:span><text:span text:style-name="T15">(vanity) <text:s/></text:span><text:span text:style-name="T16">Jezebel was given </text:span><text:span text:style-name="T4">space to repent and she repented not. </text:span><text:span text:style-name="T3">(unrepentant)</text:span></text:p>
      <text:p text:style-name="P3"><text:span text:style-name="T9"/></text:p>
      <text:p text:style-name="P5">What we do know:<text:span text:style-name="T29"> <text:s/></text:span><text:span text:style-name="T11">Strictly speaking, we do not know who this woman was. <text:s/>The name </text:span><text:span text:style-name="Emphasis"><text:span text:style-name="T12">Jezebel</text:span></text:span><text:span text:style-name="Emphasis"><text:span text:style-name="T11"> </text:span></text:span><text:span text:style-name="T11">may have been her actual name or simply a pseudonym. <text:s/>In the Old Testament, Jezebel was the wife of King Ahab of Israel. <text:s/>She was a vicious, violent woman, who promoted the worship of Baal, the sun god, and killed many of God's prophets. <text:s/>Also, she sought unsuccessfully to kill the prophet Elijah. <text:s/>Some Bible scholars believe the Jezebel referred to here, in Jesus' letter to the church of Thyatira, may have even been the wife of the church's pastor. <text:s/>Whatever her role in the church, she was extremely influential. <text:s/>We do know that she called herself a prophet and that she had been allowed to teach.</text:span></text:p>
      <text:p text:style-name="P5"><text:span text:style-name="T11"/></text:p>
      <text:p text:style-name="P5"><text:span text:style-name="T2">What was she teaching?</text:span><text:span text:style-name="T11"> <text:s/>I would call it the doctrine of </text:span><text:span text:style-name="T13">Greasy Grace</text:span><text:span text:style-name="T11">. <text:s/>It is a common teaching found in many Christian communities today. <text:s/>It is the message that not only does God's grace atone and cover our prior sins but it also allows us to continue to commit sin without penalty. <text:s/>The crowd that promotes this philosophy is the “Don't Judge Me” crowd.</text:span></text:p>
      <text:p text:style-name="P6"><text:span text:style-name="T11"><text:s text:c="2"/>This woman was teaching that immorality was not really immoral for those within the church for they had the love of Christ which was a pure love. <text:s/>No one has the right to pass judgment on or condemn one who claims to be a believer. <text:s/>Her teaching was </text:span><text:span text:style-name="T10">persuading members of the church to practice immorality and idolatry as well as not to be concerned with others who were practicing immorality. <text:s/>Apparently, she promoted certain pagan sexual practices. Also, she condoned a common practice of eating of food dedicated to idols. <text:s/>U</text:span><text:span text:style-name="T23">sing her self-appointed position; she was leading Church members into sin. <text:s/></text:span></text:p>
      <text:p text:style-name="P8"><text:span text:style-name="T21"/></text:p>
      <text:p text:style-name="P8"><text:span text:style-name="T22">What she knew:</text:span><text:span text:style-name="T21"> <text:s/>She knew that she was wrong! <text:s/>Jesus said: "And I gave her space to repent of her fornication; and she repented not." <text:s/>Can I say, this morning, that most people who are sinning know that they are sin-ning. <text:s/>Drunkards know that they are sinning. <text:s/>Drug addicts know that they are sinning. <text:s/>Immoral people know that their immorality is sin. <text:s/>Liars know that to lie is wrong. <text:s/>Cheaters know that cheating is sin. <text:s/>On judgment day ignorance will not be a legitimate excuse for anyone.</text:span></text:p>
      <text:p text:style-name="P2"><text:span text:style-name="T21"/></text:p>
      <text:p text:style-name="P10"><text:span text:style-name="T5">What will happen to her and those like her?</text:span><text:span text:style-name="T6"> <text:s/>She (and her cohorts) will miss the rapture and will <text:s/>experience great tribulation. <text:s/>Her children (followers) will be sentenced to death. <text:s/>Solomon describes this woman this way: "</text:span><text:span text:style-name="T18">A foolish woman </text:span><text:span text:style-name="T20">is</text:span><text:span text:style-name="T18"> clamorous: </text:span><text:span text:style-name="T20">she is</text:span><text:span text:style-name="T18"> simple, and knoweth nothing. <text:s/>For she sitteth at the door of her house, on a seat in the high places of the city, To call passengers who go right on their ways: Whoso </text:span><text:span text:style-name="T20">is</text:span><text:span text:style-name="T18"> simple, let him turn in hither: and </text:span><text:span text:style-name="T20">as for</text:span><text:span text:style-name="T18"> him that wanteth understand-ing, she saith to him, Stolen waters are sweet, and bread </text:span><text:span text:style-name="T20">eaten</text:span><text:span text:style-name="T18"> in secret is pleasant. But he knoweth not that the dead </text:span><text:span text:style-name="T20">are</text:span><text:span text:style-name="T18"> there; </text:span><text:span text:style-name="T20">and that</text:span><text:span text:style-name="T18"> her guests </text:span><text:span text:style-name="T20">are</text:span><text:span text:style-name="T18"> in the depths of hell.” (Proverbs 9:13-18) <text:s/></text:span></text:p>
      <text:p text:style-name="P13"><text:span text:style-name="T21"/></text:p>
      <text:p text:style-name="P12"><text:span text:style-name="T22">Conclude:</text:span><text:span text:style-name="T21"> <text:s/>Jesus lets us know that in all this mess there is a message for each and every church. <text:s/>He says: "all the churches shall know that I am he which searcheth the reins and hearts: and I will give unto every one of you according to your works." <text:s/></text:span><text:span text:style-name="T28">God has a standard. <text:s/>He is a God of Grace as well as a God of love. <text:s/>Just as a loving parent disciplines a child who gets out of line God will discipline His children who get out of line. <text:s/>God didn't create hell for us. <text:s/>According to Matthew 25:41 hell was created for the devil and his angels. <text:s/>It was not created for you and Jesus has done everything He can to keep you from going there. <text:s/>He died for your sins so that you don't have to go to hell. <text:s/>Don't listen to the crowd that tells you that God does not mean what He says. <text:s/>Read His Word and heed His Word. <text:s/>Get away from anyone and everyone who tells you that a little sin is okay because it's covered by Grace.</text:span></text:p>
      <text:p text:style-name="P12"><text:span text:style-name="T28"><text:s text:c="2"/>Please stand with me for pray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inion-pro" svg:font-family="minion-pro, Georgia, serif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0835in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_5b_Normal_5d_" style:display-name="[Normal]" style:family="paragraph">
      <style:paragraph-properties fo:margin-left="0in" fo:margin-right="0in" fo:text-align="start" style:justify-single-word="false" fo:text-indent="0in" style:auto-text-indent="false" style:text-autospace="none" style:writing-mode="lr-tb"/>
      <style:text-properties style:font-name="Arial" fo:font-size="12pt" style:font-name-asian="Arial" style:font-size-asian="12pt" style:font-name-complex="Arial" style:font-size-complex="12pt"/>
    </style:style>
    <style:style style:name="BODY" style:family="paragraph" style:parent-style-name="_5b_Normal_5d_" style:next-style-name="_5b_Normal_5d_">
      <style:text-properties style:font-name="Georgia" style:font-name-asian="Georgia" style:font-name-complex="Georgia"/>
    </style:style>
    <style:style style:name="H1" style:family="paragraph" style:parent-style-name="BODY" style:next-style-name="_5b_Normal_5d_">
      <style:paragraph-properties fo:margin-top="0.111in" fo:margin-bottom="0.222in"/>
      <style:text-properties style:font-name="Arial" fo:font-size="24pt" fo:font-weight="bold" style:font-name-asian="Arial" style:font-size-asian="24pt" style:font-weight-asian="bold" style:font-name-complex="Arial" style:font-size-complex="24pt" style:font-weight-complex="bold"/>
    </style:style>
    <style:style style:name="H2" style:family="paragraph" style:parent-style-name="BODY" style:next-style-name="_5b_Normal_5d_">
      <style:paragraph-properties fo:margin-top="0.0835in" fo:margin-bottom="0.1665in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H3" style:family="paragraph" style:parent-style-name="BODY" style:next-style-name="_5b_Normal_5d_">
      <style:paragraph-properties fo:margin-top="0.0646in" fo:margin-bottom="0.1291in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4" style:family="paragraph" style:parent-style-name="BODY" style:next-style-name="_5b_Normal_5d_">
      <style:paragraph-properties fo:margin-top="0.0508in" fo:margin-bottom="0.1016in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H5" style:family="paragraph" style:parent-style-name="BODY" style:next-style-name="_5b_Normal_5d_">
      <style:paragraph-properties fo:margin-top="0.0417in" fo:margin-bottom="0.0835in"/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H6" style:family="paragraph" style:parent-style-name="BODY" style:next-style-name="_5b_Normal_5d_">
      <style:paragraph-properties fo:margin-top="0.0319in" fo:margin-bottom="0.0646in"/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BLOCKQUOTE" style:family="paragraph" style:parent-style-name="BODY" style:next-style-name="_5b_Normal_5d_">
      <style:paragraph-properties fo:margin-left="0.5in" fo:margin-right="0.5in" fo:text-indent="0in" style:auto-text-indent="false"/>
      <style:text-properties style:font-name="Arial" style:font-name-asian="Arial" style:font-name-complex="Arial"/>
    </style:style>
    <style:style style:name="PRE" style:family="paragraph" style:parent-style-name="_5b_Normal_5d_" style:next-style-name="_5b_Normal_5d_">
      <style:text-properties style:font-name="Courier New" style:font-name-asian="Courier New" style:font-name-complex="Courier New"/>
    </style:style>
    <style:style style:name="CAPTION" style:family="paragraph" style:parent-style-name="_5b_Normal_5d_" style:next-style-name="_5b_Normal_5d_">
      <style:paragraph-properties fo:text-align="center" style:justify-single-word="false"/>
    </style:style>
    <style:style style:name="TH" style:family="paragraph" style:parent-style-name="_5b_Normal_5d_" style:next-style-name="_5b_Normal_5d_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A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" style:family="text" style:parent-style-name="Default_20_Paragraph_20_Font">
      <style:text-properties fo:font-weight="bold" style:font-weight-asian="bold" style:font-weight-complex="bold"/>
    </style:style>
    <style:style style:name="CODE" style:family="text" style:parent-style-name="Default_20_Paragraph_20_Font">
      <style:text-properties style:font-name="Courier New" style:font-name-asian="Courier New" style:font-name-complex="Courier New"/>
    </style:style>
    <style:style style:name="DEL" style:family="text" style:parent-style-name="Default_20_Paragraph_20_Font">
      <style:text-properties style:text-line-through-style="solid"/>
    </style:style>
    <style:style style:name="EM" style:family="text" style:parent-style-name="Default_20_Paragraph_20_Font">
      <style:text-properties fo:font-style="italic" style:font-style-asian="italic" style:font-style-complex="italic"/>
    </style:style>
    <style:style style:name="I" style:family="text" style:parent-style-name="Default_20_Paragraph_20_Font">
      <style:text-properties fo:font-style="italic" style:font-style-asian="italic" style:font-style-complex="italic"/>
    </style:style>
    <style:style style:name="INS" style:family="text" style:parent-style-name="Default_20_Paragraph_20_Font">
      <style:text-properties style:text-underline-style="solid" style:text-underline-width="auto" style:text-underline-color="font-color"/>
    </style:style>
    <style:style style:name="KBD" style:family="text" style:parent-style-name="Default_20_Paragraph_20_Font">
      <style:text-properties style:font-name="Courier New" style:font-name-asian="Courier New" style:font-name-complex="Courier New"/>
    </style:style>
    <style:style style:name="MARK" style:family="text" style:parent-style-name="Default_20_Paragraph_20_Font">
      <style:text-properties fo:background-color="#ffff00"/>
    </style:style>
    <style:style style:name="S" style:family="text" style:parent-style-name="Default_20_Paragraph_20_Font">
      <style:text-properties style:text-line-through-style="solid"/>
    </style:style>
    <style:style style:name="SAMP" style:family="text" style:parent-style-name="Default_20_Paragraph_20_Font">
      <style:text-properties style:font-name="Courier New" style:font-name-asian="Courier New" style:font-name-complex="Courier New"/>
    </style:style>
    <style:style style:name="STRIKE" style:family="text" style:parent-style-name="Default_20_Paragraph_20_Font">
      <style:text-properties style:text-line-through-style="soli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T" style:family="text" style:parent-style-name="Default_20_Paragraph_20_Font">
      <style:text-properties style:font-name="Courier New" style:font-name-asian="Courier New" style:font-name-complex="Courier New"/>
    </style:style>
    <style:style style:name="U" style:family="text" style:parent-style-name="Default_20_Paragraph_20_Fon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ce MD pc</meta:initial-creator>
    <dc:creator>j </dc:creator>
    <meta:editing-cycles>18</meta:editing-cycles>
    <meta:creation-date>2014-03-28T17:34:00</meta:creation-date>
    <dc:date>2021-08-21T23:19:56.41</dc:date>
    <meta:editing-duration>PT21H59M46S</meta:editing-duration>
    <meta:generator>OpenOffice/4.1.3$Win32 OpenOffice.org_project/413m1$Build-9783</meta:generator>
    <meta:printed-by>j </meta:printed-by>
    <meta:print-date>2020-06-28T08:33:33.47</meta:print-date>
    <meta:document-statistic meta:table-count="0" meta:image-count="0" meta:object-count="0" meta:page-count="1" meta:paragraph-count="12" meta:word-count="935" meta:character-count="524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